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1cm" draw:marker-start-width="0.46cm" draw:marker-end-width="0.46cm" svg:stroke-linecap="round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cm" svg:height="0.5cm" svg:x="0.25cm" svg:y="0.5cm">
          <draw:text-box>
            <text:p text:style-name="P1"><text:span text:style-name="T1">D0</text:span></text:p>
          </draw:text-box>
        </draw:frame>
        <draw:frame draw:style-name="gr1" draw:text-style-name="P2" draw:layer="layout" svg:width="1cm" svg:height="0.5cm" svg:x="0.25cm" svg:y="1cm">
          <draw:text-box>
            <text:p text:style-name="P1"><text:span text:style-name="T1">D1</text:span></text:p>
          </draw:text-box>
        </draw:frame>
        <draw:polyline draw:style-name="gr2" draw:text-style-name="P1" draw:layer="layout" svg:width="0.999cm" svg:height="2.499cm" svg:x="0.25cm" svg:y="0.25cm" svg:viewBox="0 0 1000 2500" draw:points="0,0 1000,0 1000,2500 0,2500">
          <text:p/>
        </draw:polyline>
        <draw:frame draw:style-name="gr1" draw:text-style-name="P2" draw:layer="layout" svg:width="1cm" svg:height="0.5cm" svg:x="0.25cm" svg:y="1.5cm">
          <draw:text-box>
            <text:p text:style-name="P1"><text:span text:style-name="T1">D2</text:span></text:p>
          </draw:text-box>
        </draw:frame>
        <draw:frame draw:style-name="gr1" draw:text-style-name="P2" draw:layer="layout" svg:width="1cm" svg:height="0.5cm" svg:x="0.25cm" svg:y="2cm">
          <draw:text-box>
            <text:p text:style-name="P1"><text:span text:style-name="T1">D3</text:span></text:p>
          </draw:text-box>
        </draw:frame>
        <draw:line draw:style-name="gr3" draw:text-style-name="P1" draw:layer="layout" svg:x1="2.25cm" svg:y1="1cm" svg:x2="2.25cm" svg:y2="5.5cm">
          <text:p/>
        </draw:line>
        <draw:polyline draw:style-name="gr2" draw:text-style-name="P1" draw:layer="layout" svg:width="0.999cm" svg:height="0.249cm" svg:x="1.25cm" svg:y="0.75cm" svg:viewBox="0 0 1000 250" draw:points="0,0 750,0 1000,250">
          <text:p/>
        </draw:polyline>
        <draw:polyline draw:style-name="gr2" draw:text-style-name="P1" draw:layer="layout" svg:width="0.999cm" svg:height="0.249cm" svg:x="1.25cm" svg:y="1.25cm" svg:viewBox="0 0 1000 250" draw:points="0,0 750,0 1000,250">
          <text:p/>
        </draw:polyline>
        <draw:polyline draw:style-name="gr2" draw:text-style-name="P1" draw:layer="layout" svg:width="0.999cm" svg:height="0.249cm" svg:x="1.25cm" svg:y="1.75cm" svg:viewBox="0 0 1000 250" draw:points="0,0 750,0 1000,250">
          <text:p/>
        </draw:polyline>
        <draw:polyline draw:style-name="gr2" draw:text-style-name="P1" draw:layer="layout" svg:width="0.999cm" svg:height="0.249cm" svg:x="1.25cm" svg:y="2.25cm" svg:viewBox="0 0 1000 250" draw:points="0,0 750,0 1000,250">
          <text:p/>
        </draw:polyline>
        <draw:frame draw:style-name="gr4" draw:text-style-name="P3" draw:layer="layout" svg:width="0.75cm" svg:height="0.5cm" svg:x="1.25cm" svg:y="1.75cm">
          <draw:text-box>
            <text:p text:style-name="P3"><text:span text:style-name="T2">A3</text:span></text:p>
          </draw:text-box>
        </draw:frame>
        <draw:frame draw:style-name="gr4" draw:text-style-name="P3" draw:layer="layout" svg:width="0.75cm" svg:height="0.5cm" svg:x="1.25cm" svg:y="1.25cm">
          <draw:text-box>
            <text:p text:style-name="P3"><text:span text:style-name="T2">A2</text:span></text:p>
          </draw:text-box>
        </draw:frame>
        <draw:frame draw:style-name="gr4" draw:text-style-name="P3" draw:layer="layout" svg:width="0.75cm" svg:height="0.5cm" svg:x="1.25cm" svg:y="0.75cm">
          <draw:text-box>
            <text:p text:style-name="P3"><text:span text:style-name="T2">A1</text:span></text:p>
          </draw:text-box>
        </draw:frame>
        <draw:frame draw:style-name="gr4" draw:text-style-name="P3" draw:layer="layout" svg:width="0.75cm" svg:height="0.5cm" svg:x="1.25cm" svg:y="0.25cm">
          <draw:text-box>
            <text:p text:style-name="P3"><text:span text:style-name="T2">A0</text:span></text:p>
          </draw:text-box>
        </draw:frame>
        <draw:polyline draw:style-name="gr2" draw:text-style-name="P1" draw:layer="layout" svg:width="0.999cm" svg:height="2.499cm" draw:transform="rotate (-3.14159265358979) translate (4.25cm 6.25cm)" svg:viewBox="0 0 1000 2500" draw:points="0,0 1000,0 1000,2500 0,2500">
          <text:p/>
        </draw:polyline>
        <draw:polyline draw:style-name="gr2" draw:text-style-name="P1" draw:layer="layout" svg:width="0.999cm" svg:height="0.249cm" draw:transform="rotate (-3.14159265358979) translate (3.25cm 5.75cm)" svg:viewBox="0 0 1000 250" draw:points="0,0 750,0 1000,250">
          <text:p/>
        </draw:polyline>
        <draw:frame draw:style-name="gr5" draw:text-style-name="P2" draw:layer="layout" svg:width="1cm" svg:height="0.5cm" svg:x="3.25cm" svg:y="4cm">
          <draw:text-box>
            <text:p text:style-name="P1"><text:span text:style-name="T1">D0</text:span></text:p>
          </draw:text-box>
        </draw:frame>
        <draw:frame draw:style-name="gr5" draw:text-style-name="P2" draw:layer="layout" svg:width="1cm" svg:height="0.5cm" svg:x="3.25cm" svg:y="4.5cm">
          <draw:text-box>
            <text:p text:style-name="P1"><text:span text:style-name="T1">D1</text:span></text:p>
          </draw:text-box>
        </draw:frame>
        <draw:frame draw:style-name="gr5" draw:text-style-name="P2" draw:layer="layout" svg:width="1cm" svg:height="0.5cm" svg:x="3.25cm" svg:y="5cm">
          <draw:text-box>
            <text:p text:style-name="P1"><text:span text:style-name="T1">D2</text:span></text:p>
          </draw:text-box>
        </draw:frame>
        <draw:frame draw:style-name="gr5" draw:text-style-name="P2" draw:layer="layout" svg:width="1cm" svg:height="0.5cm" svg:x="3.25cm" svg:y="5.5cm">
          <draw:text-box>
            <text:p text:style-name="P1"><text:span text:style-name="T1">D3</text:span></text:p>
          </draw:text-box>
        </draw:frame>
        <draw:polyline draw:style-name="gr2" draw:text-style-name="P1" draw:layer="layout" svg:width="0.999cm" svg:height="0.249cm" draw:transform="rotate (-3.14159265358979) translate (3.25cm 5.25cm)" svg:viewBox="0 0 1000 250" draw:points="0,0 750,0 1000,250">
          <text:p/>
        </draw:polyline>
        <draw:polyline draw:style-name="gr2" draw:text-style-name="P1" draw:layer="layout" svg:width="0.999cm" svg:height="0.249cm" draw:transform="rotate (-3.14159265358979) translate (3.25cm 4.75cm)" svg:viewBox="0 0 1000 250" draw:points="0,0 750,0 1000,250">
          <text:p/>
        </draw:polyline>
        <draw:polyline draw:style-name="gr2" draw:text-style-name="P1" draw:layer="layout" svg:width="0.999cm" svg:height="0.249cm" draw:transform="rotate (-3.14159265358979) translate (3.25cm 4.25cm)" svg:viewBox="0 0 1000 250" draw:points="0,0 750,0 1000,250">
          <text:p/>
        </draw:polyline>
        <draw:frame draw:style-name="gr6" draw:text-style-name="P3" draw:layer="layout" svg:width="0.75cm" svg:height="0.5cm" svg:x="2.5cm" svg:y="3.75cm">
          <draw:text-box>
            <text:p text:style-name="P3"><text:span text:style-name="T2">A0</text:span></text:p>
          </draw:text-box>
        </draw:frame>
        <draw:frame draw:style-name="gr6" draw:text-style-name="P3" draw:layer="layout" svg:width="0.75cm" svg:height="0.5cm" svg:x="2.5cm" svg:y="4.25cm">
          <draw:text-box>
            <text:p text:style-name="P3"><text:span text:style-name="T2">A1</text:span></text:p>
          </draw:text-box>
        </draw:frame>
        <draw:frame draw:style-name="gr6" draw:text-style-name="P3" draw:layer="layout" svg:width="0.75cm" svg:height="0.5cm" svg:x="2.5cm" svg:y="4.75cm">
          <draw:text-box>
            <text:p text:style-name="P3"><text:span text:style-name="T2">A2</text:span></text:p>
          </draw:text-box>
        </draw:frame>
        <draw:frame draw:style-name="gr6" draw:text-style-name="P3" draw:layer="layout" svg:width="0.75cm" svg:height="0.5cm" svg:x="2.5cm" svg:y="5.25cm">
          <draw:text-box>
            <text:p text:style-name="P3"><text:span text:style-name="T2">A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3T23:52:05.47</dc:date>
    <meta:editing-duration>PT2H24M53S</meta:editing-duration>
    <meta:editing-cycles>106</meta:editing-cycles>
    <meta:document-statistic meta:object-count="27"/>
  </office:meta>
</office:document-meta>
</file>